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2" svg:font-family="'Latin Modern Sans'" style:font-adornments="10 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75cm" fo:min-width="3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75cm" fo:min-width="3.001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75cm" fo:min-width="3.003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5cm" svg:height="1cm" svg:x="1.1cm" svg:y="2.2cm">
          <text:p text:style-name="P1"><text:span text:style-name="T1">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501cm" svg:height="1cm" svg:x="4.914cm" svg:y="2.2cm">
          <text:p text:style-name="P1"><text:span text:style-name="T1">Crazyflie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501cm" svg:height="1cm" svg:x="8.497cm" svg:y="2.2cm">
          <text:p text:style-name="P1"><text:span text:style-name="T1">Detection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503cm" svg:height="1cm" svg:x="12.484cm" svg:y="2.2cm">
          <text:p text:style-name="P1"><text:span text:style-name="T1">LeapListe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5cm" svg:height="1cm" svg:x="16.5cm" svg:y="2.2cm">
          <text:p text:style-name="P1"><text:span text:style-name="T1">Command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2" svg:font-family="'Latin Modern Sans'" style:font-adornments="10 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in Modern Sans2" fo:font-family="'Latin Modern Sans'" style:font-style-name="10 Regular" style:font-family-generic="swiss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1" draw:fill-image-name="Bitmap_20_1"/>
      <style:text-properties fo:font-size="10.5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5T19:26:31.639492000</meta:creation-date>
    <dc:date>2015-05-31T11:54:30.527766000</dc:date>
    <meta:editing-duration>PT1H17M50S</meta:editing-duration>
    <meta:editing-cycles>33</meta:editing-cycles>
    <meta:generator>LibreOffice/4.4.3.2$MacOSX_X86_64 LibreOffice_project/88805f81e9fe61362df02b9941de8e38a9b5fd16</meta:generator>
    <meta:document-statistic meta:object-count="5"/>
  </office:meta>
</office:document-meta>
</file>